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italic" fo:font-weight="bold" officeooo:rsid="0019f341" officeooo:paragraph-rsid="0019f341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nux Libertine" fo:font-size="11pt" fo:language="en" fo:country="GB" officeooo:paragraph-rsid="0019f341" style:font-size-asian="11pt" style:font-size-complex="11pt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Linux Libertine" fo:font-size="11pt" fo:language="en" fo:country="GB" style:font-size-asian="11pt" style:font-name-complex="Calibri Light1" style:font-size-complex="11pt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Linux Libertine" fo:font-size="11pt" fo:language="en" fo:country="GB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Linux Libertine" fo:font-size="11pt" fo:language="en" fo:country="GB" fo:font-weight="normal" officeooo:paragraph-rsid="0019f341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normal" fo:font-weight="normal" officeooo:rsid="0019f341" officeooo:paragraph-rsid="0019f341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normal" fo:font-weight="normal" officeooo:rsid="0019f341" officeooo:paragraph-rsid="001be039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normal" fo:font-weight="normal" officeooo:rsid="001be039" officeooo:paragraph-rsid="001be039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normal" fo:font-weight="normal" officeooo:rsid="001d81d9" officeooo:paragraph-rsid="001d81d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nux Libertine" fo:font-size="11pt" fo:language="en" fo:country="GB" fo:font-style="normal" fo:font-weight="normal" officeooo:rsid="001d81d9" officeooo:paragraph-rsid="001d81d9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1">
      <style:paragraph-properties fo:margin-left="0cm" fo:margin-right="0cm" fo:line-height="107%" fo:text-indent="0cm" style:auto-text-indent="false" style:writing-mode="lr-tb"/>
      <style:text-properties style:font-name="Linux Libertine" fo:font-size="11pt" fo:language="en" fo:country="GB" fo:font-style="italic" fo:font-weight="bold" style:font-size-asian="11pt" style:font-style-asian="italic" style:font-weight-asian="bold" style:font-name-complex="Calibri Light1" style:font-size-complex="11pt" style:font-style-complex="italic" style:font-weight-complex="bold"/>
    </style:style>
    <style:style style:name="P12" style:family="paragraph" style:parent-style-name="List_20_Paragraph" style:list-style-name="WWNum2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Linux Libertine" fo:font-size="11pt" fo:language="en" fo:country="GB" officeooo:paragraph-rsid="00186082" style:font-size-asian="11pt" style:font-size-complex="11pt"/>
    </style:style>
    <style:style style:name="P13" style:family="paragraph" style:parent-style-name="List_20_Paragraph" style:list-style-name="WWNum2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Linux Libertine" fo:font-size="11pt" fo:language="en" fo:country="GB" officeooo:paragraph-rsid="00186082" style:font-size-asian="11pt" style:font-name-complex="Calibri Light1" style:font-size-complex="11pt"/>
    </style:style>
    <style:style style:name="P14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Linux Libertine" fo:font-size="11pt" fo:language="en" fo:country="GB" fo:font-weight="bold" style:font-size-asian="11pt" style:font-weight-asian="bold" style:font-name-complex="Calibri Light1" style:font-size-complex="11pt" style:font-weight-complex="bold"/>
    </style:style>
    <style:style style:name="P15" style:family="paragraph" style:parent-style-name="Standard">
      <style:text-properties style:font-name="Linux Libertine" fo:font-size="11pt" fo:language="en" fo:country="GB" fo:font-style="italic" fo:font-weight="bold" style:font-size-asian="11pt" style:font-style-asian="italic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italic" fo:font-weight="bold" officeooo:rsid="001d81d9" officeooo:paragraph-rsid="001d81d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normal" fo:font-weight="normal" officeooo:rsid="001d81d9" officeooo:paragraph-rsid="001d81d9" style:font-size-asian="11pt" style:font-style-asian="normal" style:font-weight-asian="normal" style:font-size-complex="11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86082"/>
    </style:style>
    <style:style style:name="T2" style:family="text">
      <style:text-properties fo:font-style="italic" officeooo:rsid="00186082" style:font-style-asian="italic"/>
    </style:style>
    <style:style style:name="T3" style:family="text">
      <style:text-properties fo:font-style="italic" fo:font-weight="bold" style:font-style-asian="italic" style:font-weight-asian="bold" style:font-weight-complex="bold"/>
    </style:style>
    <style:style style:name="T4" style:family="text">
      <style:text-properties fo:font-style="italic" fo:font-weight="bold" officeooo:rsid="0019f341" style:font-style-asian="italic" style:font-weight-asian="bold" style:font-weight-complex="bold"/>
    </style:style>
    <style:style style:name="T5" style:family="text">
      <style:text-properties style:font-name-complex="Calibri Light1"/>
    </style:style>
    <style:style style:name="T6" style:family="text">
      <style:text-properties officeooo:rsid="00186082" style:font-name-complex="Calibri Light1"/>
    </style:style>
    <style:style style:name="T7" style:family="text">
      <style:text-properties officeooo:rsid="0019f341"/>
    </style:style>
    <style:style style:name="T8" style:family="text">
      <style:text-properties officeooo:rsid="001be039"/>
    </style:style>
    <style:style style:name="T9" style:family="text">
      <style:text-properties officeooo:rsid="001ddde3"/>
    </style:style>
    <style:style style:name="T10" style:family="text">
      <style:text-properties officeooo:rsid="001fa2fc"/>
    </style:style>
    <style:style style:name="T11" style:family="text">
      <style:text-properties fo:font-weight="bold" style:font-weight-asian="bold" style:font-name-complex="Calibri Light1" style:font-weight-complex="bold"/>
    </style:style>
    <style:style style:name="T12" style:family="text">
      <style:text-properties officeooo:rsid="00239157"/>
    </style:style>
    <style:style style:name="T13" style:family="text">
      <style:text-properties officeooo:rsid="0025b65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essons from the recent past</text:p>
      <text:p text:style-name="P4"/>
      <text:p text:style-name="P2"><text:span text:style-name="T4">Goal: as</text:span><text:span text:style-name="T3">sessing the importance of climate variability at the leading and trailing edge of ranges</text:span></text:p>
      <text:p text:style-name="P2"><text:span text:style-name="T3">- </text:span>a<text:span text:style-name="T7">n</text:span>alyse the regeneration behaviour of tree species at their upper and lower limits in forest inventory plots where temporal series and regeneration data exist. Regeneration dynamic will be related</text:p>
      <text:p text:style-name="P2">to reconstructed temperature variability between observation years. </text:p>
      <text:p text:style-name="P5"><text:span text:style-name="T1">- scaling of model uncertainty and robustness, as well as a scaling of the relative importance of data-driven uncertainty </text:span><text:span text:style-name="T2">versus </text:span><text:span text:style-name="T1">structural-uncertainty along climatic distance from present day conditions (second evaluation of model robustness and projection uncertainty in climatic conditions closer from present day conditions)</text:span></text:p>
      <text:p text:style-name="P3"/>
      <text:list xml:id="list556657912" text:style-name="WWNum1">
        <text:list-header>
          <text:p text:style-name="P11">Simulations</text:p>
        </text:list-header>
      </text:list>
      <text:list xml:id="list2245404359" text:style-name="WWNum2">
        <text:list-header>
          <text:p text:style-name="P13"><office:annotation office:name="__Annotation__47929_2217524408" loext:resolved="false"><dc:creator>Victor Van der Meersch</dc:creator><dc:date>2023-02-22T18:14:02.439000000</dc:date><meta:creator-initials>VV</meta:creator-initials><text:p text:style-name="P19"><text:span text:style-name="T15">Pas possible car données utilisées pour la calibration ?</text:span></text:p></office:annotation>- models will be run with European climatic data for the 1950-2000 period and projections will be compared at the European scale to the European Atlas of Forest Tree Species data to identify regions of greatest discrepancy between projections and observations<office:annotation-end office:name="__Annotation__47929_2217524408"/></text:p>
          <text:p text:style-name="P12"><text:span text:style-name="T5">- </text:span><text:span text:style-name="T6">a</text:span><text:span text:style-name="T5">mong these regions, we will select those for which </text:span><text:span text:style-name="T11">recent dynamics of species range</text:span><text:span text:style-name="T5"> are available either from the SOPHY, Ecoplant or Forest Inventory surveys. </text:span><text:span text:style-name="T6">M</text:span><text:span text:style-name="T5">odels will be run with French and Swiss climatic data over the identified regions of greatest discrepancy at higher spatial resolution and over a shorter period of time depending on the species occurrence datasets used to establish the comparison</text:span></text:p>
        </text:list-header>
      </text:list>
      <text:p text:style-name="P15"/>
      <text:p text:style-name="P1">Climate data</text:p>
      <text:p text:style-name="P6">- European scale: ERA5-Land from 1950 (0.1deg)</text:p>
      <text:p text:style-name="P7">- <text:span text:style-name="T8">Selected regions:</text:span></text:p>
      <text:p text:style-name="P7"><text:tab/>- France: <office:annotation office:name="__Annotation__2507_2217524408" loext:resolved="false"><dc:creator>Victor Van der Meersch</dc:creator><dc:date>2023-02-13T10:50:17.035000000</dc:date><meta:creator-initials>VV</meta:creator-initials><text:p text:style-name="P18"><text:span text:style-name="T14">Intérêt par rapport à ERA5-Land (même résolution) ?</text:span></text:p></office:annotation>SAFRAN <text:span text:style-name="T9">from 1951</text:span> (8km)<office:annotation-end office:name="__Annotation__2507_2217524408"/></text:p>
      <text:p text:style-name="P6"><text:tab/>- Switzerland: <text:span text:style-name="T8">SCA-MeteoSwiss </text:span><text:span text:style-name="T9">from 1971</text:span><text:span text:style-name="T8"> (1-5km)</text:span></text:p>
      <text:p text:style-name="P8"><text:tab/>=&gt; <office:annotation office:name="__Annotation__2508_2217524408" loext:resolved="false"><dc:creator>Victor Van der Meersch</dc:creator><dc:date>2023-02-13T10:53:41.747000000</dc:date><meta:creator-initials>VV</meta:creator-initials><text:p text:style-name="P18"><text:span text:style-name="T14">// méthode Massane </text:span></text:p></office:annotation>downscaling <office:annotation-end office:name="__Annotation__2508_2217524408"/>to better represent real variability (e.g. altitudinal gradients)</text:p>
      <text:p text:style-name="P1"/>
      <text:p text:style-name="P16">Distribution data</text:p>
      <text:p text:style-name="P9">- <text:span text:style-name="T10">Europe:</text:span></text:p>
      <text:p text:style-name="P9"><text:tab/>- <office:annotation office:name="__Annotation__47943_2217524408" loext:resolved="false"><dc:creator>Victor Van der Meersch</dc:creator><dc:date>2023-02-22T18:47:56.437000000</dc:date><meta:creator-initials>VV</meta:creator-initials><text:p text:style-name="P19"><text:span text:style-name="T15">See Ratcliffe et al., 2020</text:span></text:p><text:p text:style-name="P19"><text:span text:style-name="T15">G. Kunstler familier avec ces données ?</text:span></text:p></office:annotation>European forest inventory (NFI) data compiled in the FunDivEUROPE project<office:annotation-end office:name="__Annotation__47943_2217524408"/></text:p>
      <text:p text:style-name="P9"><text:tab/>- <text:span text:style-name="T13">BioTIME biodiversity time series</text:span></text:p>
      <text:p text:style-name="P9"><text:tab/>- <text:span text:style-name="T12"><office:annotation office:name="__Annotation__47942_2217524408" loext:resolved="false"><dc:creator>Victor Van der Meersch</dc:creator><dc:date>2023-02-22T18:47:35.502000000</dc:date><meta:creator-initials>VV</meta:creator-initials><text:p text:style-name="P19"><text:span text:style-name="T15">Sabatini et al. 2021</text:span></text:p><text:p text:style-name="P19"><text:span text:style-name="T15">Inclus notamment SOPHY, et BioTIME</text:span></text:p></office:annotation></text:span><text:span text:style-name="T12">sPlotOpen</text:span><office:annotation-end office:name="__Annotation__47942_2217524408"/></text:p>
      <text:p text:style-name="P9">- <text:span text:style-name="T9">France:</text:span></text:p>
      <text:p text:style-name="P10"><text:tab/>- phytoecological databases: <text:span text:style-name="T9">SOPHY (1915-2000) and Ecoplant (1905-2005)</text:span></text:p>
      <text:p text:style-name="P10"><text:tab/>- <text:span text:style-name="T9">forest databases: RENECOFOR (from 1992)</text:span></text:p>
      <text:p text:style-name="P10">- <text:span text:style-name="T9">Switzerland:</text:span></text:p>
      <text:p text:style-name="P10"><text:tab/>- <text:span text:style-name="T9">NFI (1983-201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Symbol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Van der Meersch</meta:initial-creator>
    <meta:creation-date>2023-02-13T10:29:09.855000000</meta:creation-date>
    <dc:date>2023-02-22T18:59:10.295000000</dc:date>
    <dc:creator>Victor Van der Meersch</dc:creator>
    <meta:editing-duration>PT1H47M28S</meta:editing-duration>
    <meta:editing-cycles>10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4" meta:word-count="287" meta:character-count="1942" meta:non-whitespace-character-count="1671"/>
  </office:meta>
</office:document-meta>
</file>